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KacstOffice" svg:font-family="KacstOffic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rl-tb"/>
      <style:text-properties fo:font-size="13pt" fo:font-weight="bold" officeooo:rsid="001476ec" officeooo:paragraph-rsid="0014a912" style:font-size-asian="11.3500003814697pt" style:font-weight-asian="bold" style:font-name-complex="KacstOffice" style:font-size-complex="13pt" style:font-weight-complex="bold"/>
    </style:style>
    <style:style style:name="P2" style:family="paragraph" style:parent-style-name="Standard">
      <style:paragraph-properties fo:text-align="end" style:justify-single-word="false" style:writing-mode="rl-tb"/>
      <style:text-properties fo:font-size="13pt" fo:font-weight="normal" officeooo:rsid="001476ec" officeooo:paragraph-rsid="0014a912" style:font-size-asian="11.3500003814697pt" style:font-weight-asian="normal" style:font-name-complex="KacstOffice" style:font-size-complex="13pt" style:font-weight-complex="normal"/>
    </style:style>
    <style:style style:name="P3" style:family="paragraph" style:parent-style-name="Standard">
      <style:paragraph-properties fo:text-align="end" style:justify-single-word="false" style:writing-mode="rl-tb"/>
      <style:text-properties fo:font-size="13pt" fo:font-weight="normal" officeooo:rsid="001476ec" officeooo:paragraph-rsid="00154423" style:font-size-asian="11.3500003814697pt" style:font-weight-asian="normal" style:font-name-complex="KacstOffice" style:font-size-complex="13pt" style:font-weight-complex="normal"/>
    </style:style>
    <style:style style:name="P4" style:family="paragraph" style:parent-style-name="Standard">
      <style:paragraph-properties fo:text-align="end" style:justify-single-word="false" style:writing-mode="rl-tb"/>
      <style:text-properties fo:font-size="13pt" fo:font-weight="normal" officeooo:rsid="001476ec" officeooo:paragraph-rsid="001740b2" style:font-size-asian="11.3500003814697pt" style:font-weight-asian="normal" style:font-name-complex="KacstOffice" style:font-size-complex="13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font-size="13pt" fo:font-weight="normal" officeooo:rsid="001476ec" officeooo:paragraph-rsid="0017aa4f" style:font-size-asian="11.3500003814697pt" style:font-weight-asian="normal" style:font-name-complex="KacstOffice" style:font-size-complex="13pt" style:font-weight-complex="normal"/>
    </style:style>
    <style:style style:name="P6" style:family="paragraph" style:parent-style-name="Standard">
      <style:paragraph-properties fo:text-align="end" style:justify-single-word="false" style:writing-mode="rl-tb"/>
      <style:text-properties fo:font-size="13pt" fo:font-weight="normal" officeooo:rsid="001476ec" officeooo:paragraph-rsid="001871d9" style:font-size-asian="11.3500003814697pt" style:font-weight-asian="normal" style:font-name-complex="KacstOffice" style:font-size-complex="13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font-size="13pt" fo:font-weight="normal" officeooo:rsid="001476ec" officeooo:paragraph-rsid="0018858e" style:font-size-asian="11.3500003814697pt" style:font-weight-asian="normal" style:font-name-complex="KacstOffice" style:font-size-complex="13pt" style:font-weight-complex="normal"/>
    </style:style>
    <style:style style:name="T1" style:family="text">
      <style:text-properties officeooo:rsid="0014a912"/>
    </style:style>
    <style:style style:name="T2" style:family="text">
      <style:text-properties fo:font-size="18pt" officeooo:rsid="0014a912" style:font-size-asian="18pt" style:font-size-complex="18pt"/>
    </style:style>
    <style:style style:name="T3" style:family="text">
      <style:text-properties officeooo:rsid="00154423"/>
    </style:style>
    <style:style style:name="T4" style:family="text">
      <style:text-properties officeooo:rsid="001740b2"/>
    </style:style>
    <style:style style:name="T5" style:family="text">
      <style:text-properties officeooo:rsid="0017aa4f"/>
    </style:style>
    <style:style style:name="T6" style:family="text">
      <style:text-properties officeooo:rsid="001871d9"/>
    </style:style>
    <style:style style:name="T7" style:family="text">
      <style:text-properties officeooo:rsid="001885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آنالیز سایت آموزشگاه مجازی</text:span><text:span text:style-name="T1"> </text:span></text:p>
      <text:p text:style-name="P2"><text:span text:style-name="T1">ان</text:span><text:span text:style-name="T4">و</text:span><text:span text:style-name="T1">اع کاربر ها با سطوح دسترسی متفاوت :</text:span></text:p>
      <text:p text:style-name="P2"><text:span text:style-name="T1">۱-مدیر</text:span></text:p>
      <text:p text:style-name="P2"><text:span text:style-name="T1">۲-استاد</text:span></text:p>
      <text:p text:style-name="P2"><text:span text:style-name="T1">۳-دانشجو </text:span></text:p>
      <text:p text:style-name="P2"><text:span text:style-name="T1">۴- مهمان</text:span></text:p>
      <text:p text:style-name="P2"><text:span text:style-name="T1"/></text:p>
      <text:p text:style-name="P2"><text:span text:style-name="T1">بخش های مختلف سایت :</text:span></text:p>
      <text:p text:style-name="P3"><text:span text:style-name="T3">صفحه اصلی (خانه) – درباره ما – تماس باما(پست الکترونیکی ‍‍؛شماره تماس و...)- ورود به سیستم- اخبار –</text:span><text:span text:style-name="T6"> ثبت نام</text:span></text:p>
      <text:p text:style-name="P3"><text:span text:style-name="T3"/></text:p>
      <text:p text:style-name="P4"><text:span text:style-name="T4">صفحه اصلی شامل:</text:span></text:p>
      <text:p text:style-name="P4"><text:span text:style-name="T4">آخرین اخبار </text:span></text:p>
      <text:p text:style-name="P4"><text:span text:style-name="T4">تبلیغات مربوط به آموزشگاه</text:span></text:p>
      <text:p text:style-name="P4"><text:span text:style-name="T4"/></text:p>
      <text:p text:style-name="P4"><text:span text:style-name="T4">درباره ما :</text:span></text:p>
      <text:p text:style-name="P4"><text:span text:style-name="T4">معرفی آموزشگاه </text:span></text:p>
      <text:p text:style-name="P4"><text:span text:style-name="T4">معرفی کلاس ها و اساتید</text:span></text:p>
      <text:p text:style-name="P4"><text:span text:style-name="T4"/></text:p>
      <text:p text:style-name="P7"><text:span text:style-name="T7">ثبت نام:</text:span></text:p>
      <text:p text:style-name="P7"><text:span text:style-name="T7">نام و نام خانوادگی</text:span></text:p>
      <text:p text:style-name="P7"><text:span text:style-name="T7">نام پدر</text:span></text:p>
      <text:p text:style-name="P7"><text:span text:style-name="T7">شماره شناسنامه</text:span></text:p>
      <text:p text:style-name="P7"><text:span text:style-name="T7">تاریخ تولد</text:span></text:p>
      <text:p text:style-name="P7"><text:span text:style-name="T7">درس یا دروس انتخابی</text:span></text:p>
      <text:p text:style-name="P7"><text:span text:style-name="T7">نام کاربری</text:span></text:p>
      <text:p text:style-name="P7"><text:span text:style-name="T7">رمز عبور</text:span></text:p>
      <text:p text:style-name="P7"><text:span text:style-name="T7">تکرار رمز عبور</text:span></text:p>
      <text:p text:style-name="P7"><text:span text:style-name="T7"/></text:p>
      <text:p text:style-name="P4"><text:span text:style-name="T4"/></text:p>
      <text:p text:style-name="P4"><text:span text:style-name="T4">بخش های مختلف بعد از ورود کاربر که با توجه با سطوح دسترسی کاربران هر کدام به بعضی یا همه موارد دسترسی دارند :</text:span></text:p>
      <text:p text:style-name="P4"><text:span text:style-name="T4">انتخاب واحد</text:span></text:p>
      <text:p text:style-name="P4"><text:span text:style-name="T4">آزمون که شامل :</text:span></text:p>
      <text:p text:style-name="P4"><text:span text:style-name="T4"><text:tab/>شروع آزمون</text:span></text:p>
      <text:p text:style-name="P4"><text:soft-page-break/><text:span text:style-name="T4"><text:tab/>تاریخ آزمون </text:span><text:span text:style-name="T6">(سطح دانشجو خواندن و سطح استاد خواندن و تغییر)</text:span></text:p>
      <text:p text:style-name="P4"><text:span text:style-name="T4"><text:tab/>نتایج آزمون</text:span></text:p>
      <text:p text:style-name="P6"><text:span text:style-name="T6"><text:tab/>بانک سوالات (مدیر و استاد)</text:span></text:p>
      <text:p text:style-name="P6"><text:span text:style-name="T6">دانلود فایل های درسی (دانشجو)</text:span></text:p>
      <text:p text:style-name="P6"><text:span text:style-name="T6">آپلود فایل های درسی (استاد)</text:span></text:p>
      <text:p text:style-name="P4"><text:span text:style-name="T4">پرسش و پاسخ</text:span></text:p>
      <text:p text:style-name="P4"><text:span text:style-name="T4">امور مالی </text:span><text:span text:style-name="T5">( <text:s/>مدیر )</text:span></text:p>
      <text:p text:style-name="P4"><text:span text:style-name="T4">اطلاعیه</text:span></text:p>
      <text:p text:style-name="P4"><text:span text:style-name="T4"/></text:p>
      <text:p text:style-name="P4"><text:span text:style-name="T4">سطح دسترسی مدیر:</text:span></text:p>
      <text:p text:style-name="P4"><text:span text:style-name="T4">حذف یا اضافه نمودن کاربران</text:span></text:p>
      <text:p text:style-name="P4"><text:span text:style-name="T4">حذف یا اضافه نمودن دروس</text:span></text:p>
      <text:p text:style-name="P5"><text:span text:style-name="T5">امور مالی</text:span></text:p>
      <text:p text:style-name="P5"><text:span text:style-name="T5">تآیید و یا حذف نظرات کاربران </text:span></text:p>
      <text:p text:style-name="P5"><text:span text:style-name="T5">مدیریت اطلاعیه ها و اخبار و بروز رسانی آنها</text:span></text:p>
      <text:p text:style-name="P5"><text:span text:style-name="T5"/></text:p>
      <text:p text:style-name="P5"><text:span text:style-name="T5"/></text:p>
      <text:p text:style-name="P5"><text:span text:style-name="T5">سطح دسترسی استاد :</text:span></text:p>
      <text:p text:style-name="P6"><text:span text:style-name="T6">قرار دادن محتوای الکترونیکی درس مربوطه در قسمت آپلود فایل درسی</text:span></text:p>
      <text:p text:style-name="P6"><text:span text:style-name="T6">حذف و یا اضافه نمودن سوالات و قرار دادن آن در بانک سوالات </text:span></text:p>
      <text:p text:style-name="P6"><text:span text:style-name="T6">تغییر تاریخ آزمون </text:span></text:p>
      <text:p text:style-name="P6"><text:span text:style-name="T6"/></text:p>
      <text:p text:style-name="P6"><text:span text:style-name="T6">سطح دسترسی دانشجو:</text:span></text:p>
      <text:p text:style-name="P7"><text:span text:style-name="T7">ویرایش مشخصات فردی</text:span></text:p>
      <text:p text:style-name="P6"><text:span text:style-name="T6">دانلود فایل</text:span></text:p>
      <text:p text:style-name="P6"><text:span text:style-name="T6">پرسش و پاسخ</text:span></text:p>
      <text:p text:style-name="P6"><text:span text:style-name="T6">آزمون</text:span></text:p>
      <text:p text:style-name="P6"><text:span text:style-name="T6"/></text:p>
      <text:p text:style-name="P6"><text:span text:style-name="T6">سطح دسترسی مهمان:</text:span></text:p>
      <text:p text:style-name="P6"><text:span text:style-name="T6">اخبار</text:span></text:p>
      <text:p text:style-name="P6"><text:span text:style-name="T6">درباره ما</text:span></text:p>
      <text:p text:style-name="P6"><text:span text:style-name="T6">تماس با ما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KacstOffice" svg:font-family="KacstOffic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01:20:33</meta:creation-date>
    <dc:date>2013-05-20T02:38:32</dc:date>
    <meta:editing-duration>PT24M13S</meta:editing-duration>
    <meta:editing-cycles>3</meta:editing-cycles>
    <meta:generator>LibreOffice/4.0.2.2$Linux_X86_64 LibreOffice_project/400m0$Build-2</meta:generator>
    <meta:document-statistic meta:table-count="0" meta:image-count="0" meta:object-count="0" meta:page-count="2" meta:paragraph-count="54" meta:word-count="233" meta:character-count="1172" meta:non-whitespace-character-count="979"/>
  </office:meta>
</office:document-meta>
</file>